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9626in"/>
    </style:style>
    <style:style style:name="co8" style:family="table-column">
      <style:table-column-properties fo:break-before="auto" style:column-width="1.552in"/>
    </style:style>
    <style:style style:name="co9" style:family="table-column">
      <style:table-column-properties fo:break-before="auto" style:column-width="1.1591in"/>
    </style:style>
    <style:style style:name="co10" style:family="table-column">
      <style:table-column-properties fo:break-before="auto" style:column-width="2.77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eparture ID</text:p>
          </table:table-cell>
          <table:table-cell office:value-type="string" calcext:value-type="string">
            <text:p>Arrival ID</text:p>
          </table:table-cell>
          <table:table-cell office:value-type="string" calcext:value-type="string">
            <text:p>Departure Epoch</text:p>
          </table:table-cell>
          <table:table-cell office:value-type="string" calcext:value-type="string">
            <text:p>time-of-flight [s]</text:p>
          </table:table-cell>
          <table:table-cell office:value-type="string" calcext:value-type="string">
            <text:p>Atom Delta-V [km/s]</text:p>
          </table:table-cell>
          <table:table-cell office:value-type="string" calcext:value-type="string">
            <text:p>Atom Iterations</text:p>
          </table:table-cell>
          <table:table-cell office:value-type="string" calcext:value-type="string">
            <text:p>Solver Status</text:p>
          </table:table-cell>
          <table:table-cell office:value-type="string" calcext:value-type="string">
            <text:p>Lambert Delta-V [km/s]</text:p>
          </table:table-cell>
          <table:table-cell office:value-type="string" calcext:value-type="string">
            <text:p>Difference [km/s]</text:p>
          </table:table-cell>
          <table:table-cell office:value-type="string" calcext:value-type="string">
            <text:p>Comments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55" calcext:value-type="float">
            <text:p>28255</text:p>
          </table:table-cell>
          <table:table-cell office:value-type="float" office:value="39261" calcext:value-type="float">
            <text:p>39261</text:p>
          </table:table-cell>
          <table:table-cell office:value-type="string" calcext:value-type="string">
            <text:p>2016-01-11 04:53:21.957696 UTC</text:p>
          </table:table-cell>
          <table:table-cell office:value-type="float" office:value="2830" calcext:value-type="float">
            <text:p>2830</text:p>
          </table:table-cell>
          <table:table-cell office:value-type="float" office:value="0.358756" calcext:value-type="float">
            <text:p>0.358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cess</text:p>
          </table:table-cell>
          <table:table-cell office:value-type="float" office:value="0.339492" calcext:value-type="float">
            <text:p>0.339492</text:p>
          </table:table-cell>
          <table:table-cell office:value-type="float" office:value="0.0192641" calcext:value-type="float">
            <text:p>0.0192641</text:p>
          </table:table-cell>
          <table:table-cell office:value-type="string" calcext:value-type="string">
            <text:p>Lambert bet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55" calcext:value-type="float">
            <text:p>28255</text:p>
          </table:table-cell>
          <table:table-cell office:value-type="float" office:value="39261" calcext:value-type="float">
            <text:p>39261</text:p>
          </table:table-cell>
          <table:table-cell office:value-type="string" calcext:value-type="string">
            <text:p>2016-01-11 05:50:01.957696 UTC</text:p>
          </table:table-cell>
          <table:table-cell office:value-type="float" office:value="1810" calcext:value-type="float">
            <text:p>1810</text:p>
          </table:table-cell>
          <table:table-cell office:value-type="float" office:value="0.207221" calcext:value-type="float">
            <text:p>0.207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cess</text:p>
          </table:table-cell>
          <table:table-cell office:value-type="float" office:value="0.207221" calcext:value-type="float">
            <text:p>0.207221</text:p>
          </table:table-cell>
          <table:table-cell office:value-type="float" office:value="-0.0000000233482" calcext:value-type="float">
            <text:p>-2.33482E-008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61" calcext:value-type="float">
            <text:p>39261</text:p>
          </table:table-cell>
          <table:table-cell office:value-type="float" office:value="28255" calcext:value-type="float">
            <text:p>28255</text:p>
          </table:table-cell>
          <table:table-cell office:value-type="string" calcext:value-type="string">
            <text:p>2016-01-11 04:50:21.455936 UTC</text:p>
          </table:table-cell>
          <table:table-cell office:value-type="float" office:value="5530" calcext:value-type="float">
            <text:p>5530</text:p>
          </table:table-cell>
          <table:table-cell office:value-type="float" office:value="0.30974" calcext:value-type="float">
            <text:p>0.309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cess</text:p>
          </table:table-cell>
          <table:table-cell office:value-type="float" office:value="0.330249" calcext:value-type="float">
            <text:p>0.330249</text:p>
          </table:table-cell>
          <table:table-cell office:value-type="float" office:value="-0.0205094" calcext:value-type="float">
            <text:p>-0.0205094</text:p>
          </table:table-cell>
          <table:table-cell office:value-type="string" calcext:value-type="string">
            <text:p>ATOM bet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261" calcext:value-type="float">
            <text:p>39261</text:p>
          </table:table-cell>
          <table:table-cell office:value-type="float" office:value="28255" calcext:value-type="float">
            <text:p>28255</text:p>
          </table:table-cell>
          <table:table-cell office:value-type="string" calcext:value-type="string">
            <text:p>2016-01-11 04:50:21.455936 UTC</text:p>
          </table:table-cell>
          <table:table-cell office:value-type="float" office:value="15130" calcext:value-type="float">
            <text:p>15130</text:p>
          </table:table-cell>
          <table:table-cell office:value-type="float" office:value="0.182219" calcext:value-type="float">
            <text:p>0.18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cess</text:p>
          </table:table-cell>
          <table:table-cell office:value-type="float" office:value="0.24526" calcext:value-type="float">
            <text:p>0.24526</text:p>
          </table:table-cell>
          <table:table-cell office:value-type="float" office:value="-0.0630404" calcext:value-type="float">
            <text:p>-0.0630404</text:p>
          </table:table-cell>
          <table:table-cell office:value-type="string" calcext:value-type="string">
            <text:p>ATOM better, multirev with same departur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9255" calcext:value-type="float">
            <text:p>39255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016-01-13 22:06:45.378560 UTC</text:p>
          </table:table-cell>
          <table:table-cell office:value-type="float" office:value="24910" calcext:value-type="float">
            <text:p>24910</text:p>
          </table:table-cell>
          <table:table-cell office:value-type="float" office:value="0.5291" calcext:value-type="float">
            <text:p>0.5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cess</text:p>
          </table:table-cell>
          <table:table-cell office:value-type="float" office:value="0.446459" calcext:value-type="float">
            <text:p>0.446459</text:p>
          </table:table-cell>
          <table:table-cell office:value-type="float" office:value="0.0826412" calcext:value-type="float">
            <text:p>0.0826412</text:p>
          </table:table-cell>
          <table:table-cell office:value-type="string" calcext:value-type="string">
            <text:p>MultiRev Prograde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table:style-name="ce2"/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9:19:08.161078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08:40.406674517</meta:creation-date>
    <dc:date>2016-02-10T19:24:28.018919788</dc:date>
    <meta:editing-duration>PT17M58S</meta:editing-duration>
    <meta:editing-cycles>8</meta:editing-cycles>
    <meta:generator>LibreOffice/4.2.8.2$Linux_X86_64 LibreOffice_project/420m0$Build-2</meta:generator>
    <meta:document-statistic meta:table-count="1" meta:cell-count="66" meta:object-count="0"/>
  </office:meta>
</office:document-meta>
</file>